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8" table:default-cell-style-name="Default"/>
        <table:table-row table:style-name="ro1">
          <table:table-cell table:number-columns-repeated="2"/>
          <table:table-cell office:value-type="string" calcext:value-type="string">
            <text:p>Везде выставляем по 10 секунд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фон мира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фон без вещества</text:p>
          </table:table-cell>
          <table:table-cell office:value-type="float" office:value="84794" calcext:value-type="float">
            <text:p>84794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84639" calcext:value-type="float">
            <text:p>84639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84335" calcext:value-type="float">
            <text:p>84335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AVERAGE([.G2:.G4])" office:value-type="float" office:value="84589.3333333333" calcext:value-type="float">
            <text:p>84589.3333333333</text:p>
          </table:table-cell>
          <table:table-cell table:formula="of:=84589-156" office:value-type="float" office:value="84433" calcext:value-type="float">
            <text:p>84433</text:p>
          </table:table-cell>
          <table:table-cell table:number-columns-repeated="26"/>
        </table:table-row>
        <table:table-row table:style-name="ro1">
          <table:table-cell table:number-columns-repeated="31"/>
          <table:table-cell table:formula="of:=[.AD15]-[.AD14]" office:value-type="float" office:value="0.51629691321658" calcext:value-type="float">
            <text:p>0.51629691321658</text:p>
          </table:table-cell>
          <table:table-cell table:number-columns-repeated="2"/>
        </table:table-row>
        <table:table-row table:style-name="ro1">
          <table:table-cell table:number-columns-repeated="31"/>
          <table:table-cell table:formula="of:=[.AF6]/0.45" office:value-type="float" office:value="1.14732647381462" calcext:value-type="float">
            <text:p>1.147326473814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Дубинкой = фон мира</text:p>
          </table:table-cell>
          <table:table-cell office:value-type="float" office:value="152" calcext:value-type="float">
            <text:p>15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18.9 см – длина дубинки из свинца</text:p>
          </table:table-cell>
          <table:table-cell table:number-columns-repeated="31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Серии по вертикали по количеству пластин</text:p>
          </table:table-cell>
          <table:table-cell table:number-columns-repeated="6"/>
          <table:table-cell office:value-type="string" calcext:value-type="string">
            <text:p>железо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N_{\text{среднее}}-N_{\text{фона}}$</text:p>
          </table:table-cell>
          <table:table-cell office:value-type="string" calcext:value-type="string">
            <text:p>$\sigma_{\text{среднего}}$</text:p>
          </table:table-cell>
          <table:table-cell table:number-columns-repeated="7"/>
          <table:table-cell office:value-type="string" calcext:value-type="string">
            <text:p>f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l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Серии по горизонтали просто повтор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7213" calcext:value-type="float">
            <text:p>47213</text:p>
          </table:table-cell>
          <table:table-cell office:value-type="float" office:value="47723" calcext:value-type="float">
            <text:p>47723</text:p>
          </table:table-cell>
          <table:table-cell office:value-type="float" office:value="47282" calcext:value-type="float">
            <text:p>47282</text:p>
          </table:table-cell>
          <table:table-cell table:style-name="ce1" table:formula="of:=[.W14]-156" office:value-type="float" office:value="47250" calcext:value-type="float">
            <text:p>47250</text:p>
          </table:table-cell>
          <table:table-cell table:style-name="ce1" table:formula="of:=SQRT((([.Q14]-[.W14])^2+([.R14]-[.W14])^2+([.S14]-[.W14])^2)/6)" office:value-type="float" office:value="159.746674456779" calcext:value-type="float">
            <text:p>160</text:p>
          </table:table-cell>
          <table:table-cell/>
          <table:table-cell table:style-name="ce1" table:formula="of:=AVERAGE([.Q14:.S14])" office:value-type="float" office:value="47406" calcext:value-type="float">
            <text:p>474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LN(84433/[.T20])" office:value-type="float" office:value="0.604191378781363" calcext:value-type="float">
            <text:p>0.604191378781363</text:p>
          </table:table-cell>
          <table:table-cell table:number-columns-repeated="2"/>
          <table:table-cell table:formula="of:=0.003*[.AD14]" office:value-type="float" office:value="0.00181257413634409" calcext:value-type="float">
            <text:p>0.00181257413634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6546" calcext:value-type="float">
            <text:p>26546</text:p>
          </table:table-cell>
          <table:table-cell office:value-type="float" office:value="27016" calcext:value-type="float">
            <text:p>27016</text:p>
          </table:table-cell>
          <table:table-cell office:value-type="float" office:value="26951" calcext:value-type="float">
            <text:p>26951</text:p>
          </table:table-cell>
          <table:table-cell table:style-name="ce1" table:formula="of:=[.W15]-156" office:value-type="float" office:value="26681.6666666667" calcext:value-type="float">
            <text:p>26682</text:p>
          </table:table-cell>
          <table:table-cell table:style-name="ce1" table:formula="of:=SQRT((([.Q15]-[.W15])^2+([.R15]-[.W15])^2+([.S15]-[.W15])^2)/6)" office:value-type="float" office:value="147.035521029595" calcext:value-type="float">
            <text:p>147</text:p>
          </table:table-cell>
          <table:table-cell/>
          <table:table-cell table:style-name="ce1" table:formula="of:=AVERAGE([.Q15:.S15])" office:value-type="float" office:value="26837.6666666667" calcext:value-type="float">
            <text:p>2683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formula="of:=LN(84433/[.T21])" office:value-type="float" office:value="1.12048829199794" calcext:value-type="float">
            <text:p>1.12048829199794</text:p>
          </table:table-cell>
          <table:table-cell table:number-columns-repeated="2"/>
          <table:table-cell table:formula="of:=0.003*[.AD15]" office:value-type="float" office:value="0.00336146487599383" calcext:value-type="float">
            <text:p>0.003361464875994</text:p>
          </table:table-cell>
          <table:table-cell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толщина, мм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153" calcext:value-type="float">
            <text:p>15153</text:p>
          </table:table-cell>
          <table:table-cell office:value-type="float" office:value="15446" calcext:value-type="float">
            <text:p>15446</text:p>
          </table:table-cell>
          <table:table-cell office:value-type="float" office:value="15479" calcext:value-type="float">
            <text:p>15479</text:p>
          </table:table-cell>
          <table:table-cell table:style-name="ce1" table:formula="of:=[.W16]-156" office:value-type="float" office:value="15203.3333333333" calcext:value-type="float">
            <text:p>15203</text:p>
          </table:table-cell>
          <table:table-cell table:style-name="ce1" table:formula="of:=SQRT((([.Q16]-[.W16])^2+([.R16]-[.W16])^2+([.S16]-[.W16])^2)/6)" office:value-type="float" office:value="103.605555406605" calcext:value-type="float">
            <text:p>104</text:p>
          </table:table-cell>
          <table:table-cell/>
          <table:table-cell table:style-name="ce1" table:formula="of:=AVERAGE([.Q16:.S16])" office:value-type="float" office:value="15359.3333333333" calcext:value-type="float">
            <text:p>1535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LN(84433/[.T14])" office:value-type="float" office:value="0.580505666504095" calcext:value-type="float">
            <text:p>0.580505666504095</text:p>
          </table:table-cell>
          <table:table-cell table:number-columns-repeated="2"/>
          <table:table-cell table:formula="of:=0.003*[.AC16]" office:value-type="float" office:value="0.00174151699951229" calcext:value-type="float">
            <text:p>0.0017415169995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толщины пластин</text:p>
          </table:table-cell>
          <table:table-cell/>
          <table:table-cell office:value-type="string" calcext:value-type="string">
            <text:p>Точность – 0.1 мм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912" calcext:value-type="float">
            <text:p>8912</text:p>
          </table:table-cell>
          <table:table-cell office:value-type="float" office:value="8828" calcext:value-type="float">
            <text:p>8828</text:p>
          </table:table-cell>
          <table:table-cell office:value-type="float" office:value="8745" calcext:value-type="float">
            <text:p>8745</text:p>
          </table:table-cell>
          <table:table-cell table:style-name="ce1" table:formula="of:=[.W17]-156" office:value-type="float" office:value="8672.33333333333" calcext:value-type="float">
            <text:p>8672</text:p>
          </table:table-cell>
          <table:table-cell table:style-name="ce1" table:formula="of:=SQRT((([.Q17]-[.W17])^2+([.R17]-[.W17])^2+([.S17]-[.W17])^2)/6)" office:value-type="float" office:value="48.2090355754096" calcext:value-type="float">
            <text:p>48</text:p>
          </table:table-cell>
          <table:table-cell/>
          <table:table-cell table:style-name="ce1" table:formula="of:=AVERAGE([.Q17:.S17])" office:value-type="float" office:value="8828.33333333333" calcext:value-type="float">
            <text:p>882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4.1" calcext:value-type="float">
            <text:p>14.1</text:p>
          </table:table-cell>
          <table:table-cell/>
          <table:table-cell table:formula="of:=LN(84433/[.T22])" office:value-type="float" office:value="1.62611395556342" calcext:value-type="float">
            <text:p>1.62611395556342</text:p>
          </table:table-cell>
          <table:table-cell table:number-columns-repeated="2"/>
          <table:table-cell table:formula="of:=0.003*[.AD17]" office:value-type="float" office:value="0.00487834186669026" calcext:value-type="float">
            <text:p>0.00487834186669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пробк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75" calcext:value-type="float">
            <text:p>5075</text:p>
          </table:table-cell>
          <table:table-cell office:value-type="float" office:value="4947" calcext:value-type="float">
            <text:p>4947</text:p>
          </table:table-cell>
          <table:table-cell office:value-type="float" office:value="5122" calcext:value-type="float">
            <text:p>5122</text:p>
          </table:table-cell>
          <table:table-cell table:style-name="ce1" table:formula="of:=[.W18]-156" office:value-type="float" office:value="4892" calcext:value-type="float">
            <text:p>4892</text:p>
          </table:table-cell>
          <table:table-cell table:style-name="ce1" table:formula="of:=SQRT((([.Q18]-[.W18])^2+([.R18]-[.W18])^2+([.S18]-[.W18])^2)/6)" office:value-type="float" office:value="52.2908532473255" calcext:value-type="float">
            <text:p>52</text:p>
          </table:table-cell>
          <table:table-cell/>
          <table:table-cell table:style-name="ce1" table:formula="of:=AVERAGE([.Q18:.S18])" office:value-type="float" office:value="5048" calcext:value-type="float">
            <text:p>5048</text:p>
          </table:table-cell>
          <table:table-cell/>
          <table:table-cell office:value-type="float" office:value="50.3" calcext:value-type="float">
            <text:p>50.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formula="of:=LN(84433/[.T23])" office:value-type="float" office:value="2.17097125786512" calcext:value-type="float">
            <text:p>2.17097125786512</text:p>
          </table:table-cell>
          <table:table-cell table:number-columns-repeated="2"/>
          <table:table-cell table:formula="of:=0.003*[.AD18]" office:value-type="float" office:value="0.00651291377359536" calcext:value-type="float">
            <text:p>0.00651291377359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Алюминий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свинец</text:p>
          </table:table-cell>
          <table:table-cell office:value-type="string" calcext:value-type="string">
            <text:p>толщина, мм</text:p>
          </table:table-cell>
          <table:table-cell table:number-columns-repeated="2"/>
          <table:table-cell office:value-type="string" calcext:value-type="string">
            <text:p>свинец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N_{\text{среднее}}-N_{\text{фона}}$</text:p>
          </table:table-cell>
          <table:table-cell office:value-type="string" calcext:value-type="string">
            <text:p>$\sigma_{\text{среднего}}$</text:p>
          </table:table-cell>
          <table:table-cell/>
          <table:table-cell office:value-type="string" calcext:value-type="string">
            <text:p>среднее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LN(84433/[.T15])" office:value-type="float" office:value="1.1519816325819" calcext:value-type="float">
            <text:p>1.1519816325819</text:p>
          </table:table-cell>
          <table:table-cell/>
          <table:table-cell table:formula="of:=LN(84433/[.T26])" office:value-type="float" office:value="0.413438015252722" calcext:value-type="float">
            <text:p>0.413438015252722</text:p>
          </table:table-cell>
          <table:table-cell table:formula="of:=0.003*[.AC19]" office:value-type="float" office:value="0.0034559448977457" calcext:value-type="float">
            <text:p>0.003455944897746</text:p>
          </table:table-cell>
          <table:table-cell/>
          <table:table-cell table:formula="of:=0.003*[.AE19]" office:value-type="float" office:value="0.00124031404575817" calcext:value-type="float">
            <text:p>0.001240314045758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.4" calcext:value-type="float">
            <text:p>19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309" calcext:value-type="float">
            <text:p>46309</text:p>
          </table:table-cell>
          <table:table-cell office:value-type="float" office:value="46168" calcext:value-type="float">
            <text:p>46168</text:p>
          </table:table-cell>
          <table:table-cell office:value-type="float" office:value="46423" calcext:value-type="float">
            <text:p>46423</text:p>
          </table:table-cell>
          <table:table-cell table:style-name="ce1" table:formula="of:=[.W20]-156" office:value-type="float" office:value="46144" calcext:value-type="float">
            <text:p>46144</text:p>
          </table:table-cell>
          <table:table-cell table:style-name="ce1" table:formula="of:=SQRT((([.Q20]-[.W20])^2+([.R20]-[.W20])^2+([.S20]-[.W20])^2)/6)" office:value-type="float" office:value="73.7495762699692" calcext:value-type="float">
            <text:p>74</text:p>
          </table:table-cell>
          <table:table-cell/>
          <table:table-cell table:style-name="ce1" table:formula="of:=AVERAGE([.Q20:.S20])" office:value-type="float" office:value="46300" calcext:value-type="float">
            <text:p>463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.9" calcext:value-type="float">
            <text:p>23.9</text:p>
          </table:table-cell>
          <table:table-cell/>
          <table:table-cell table:formula="of:=LN(84433/[.T24])" office:value-type="float" office:value="2.67660726530286" calcext:value-type="float">
            <text:p>2.67660726530286</text:p>
          </table:table-cell>
          <table:table-cell table:number-columns-repeated="2"/>
          <table:table-cell table:formula="of:=0.003*[.AD20]" office:value-type="float" office:value="0.00802982179590859" calcext:value-type="float">
            <text:p>0.00802982179590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9.8" calcext:value-type="float">
            <text:p>19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878" calcext:value-type="float">
            <text:p>27878</text:p>
          </table:table-cell>
          <table:table-cell office:value-type="float" office:value="27569" calcext:value-type="float">
            <text:p>27569</text:p>
          </table:table-cell>
          <table:table-cell office:value-type="float" office:value="27627" calcext:value-type="float">
            <text:p>27627</text:p>
          </table:table-cell>
          <table:table-cell table:style-name="ce1" table:formula="of:=[.W21]-156" office:value-type="float" office:value="27535.3333333333" calcext:value-type="float">
            <text:p>27535</text:p>
          </table:table-cell>
          <table:table-cell table:style-name="ce1" table:formula="of:=SQRT((([.Q21]-[.W21])^2+([.R21]-[.W21])^2+([.S21]-[.W21])^2)/6)" office:value-type="float" office:value="94.8232273467026" calcext:value-type="float">
            <text:p>95</text:p>
          </table:table-cell>
          <table:table-cell/>
          <table:table-cell table:style-name="ce1" table:formula="of:=AVERAGE([.Q21:.S21])" office:value-type="float" office:value="27691.3333333333" calcext:value-type="float">
            <text:p>27691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LN(84433/[.T16])" office:value-type="float" office:value="1.71444361838835" calcext:value-type="float">
            <text:p>1.71444361838835</text:p>
          </table:table-cell>
          <table:table-cell table:number-columns-repeated="2"/>
          <table:table-cell table:formula="of:=0.003*[.AC21]" office:value-type="float" office:value="0.00514333085516504" calcext:value-type="float">
            <text:p>0.00514333085516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9.8" calcext:value-type="float">
            <text:p>19.8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19.9" calcext:value-type="float">
            <text:p>19.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012" calcext:value-type="float">
            <text:p>17012</text:p>
          </table:table-cell>
          <table:table-cell office:value-type="float" office:value="16603" calcext:value-type="float">
            <text:p>16603</text:p>
          </table:table-cell>
          <table:table-cell office:value-type="float" office:value="16675" calcext:value-type="float">
            <text:p>16675</text:p>
          </table:table-cell>
          <table:table-cell table:style-name="ce1" table:formula="of:=[.W22]-156" office:value-type="float" office:value="16607.3333333333" calcext:value-type="float">
            <text:p>16607</text:p>
          </table:table-cell>
          <table:table-cell table:style-name="ce1" table:formula="of:=SQRT((([.Q22]-[.W22])^2+([.R22]-[.W22])^2+([.S22]-[.W22])^2)/6)" office:value-type="float" office:value="126.058628335302" calcext:value-type="float">
            <text:p>126</text:p>
          </table:table-cell>
          <table:table-cell/>
          <table:table-cell table:style-name="ce1" table:formula="of:=AVERAGE([.Q22:.S22])" office:value-type="float" office:value="16763.3333333333" calcext:value-type="float">
            <text:p>16763</text:p>
          </table:table-cell>
          <table:table-cell/>
          <table:table-cell office:value-type="float" office:value="14.1" calcext:value-type="float">
            <text:p>14.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LN(84433/[.T17])" office:value-type="float" office:value="2.27582043860089" calcext:value-type="float">
            <text:p>2.27582043860089</text:p>
          </table:table-cell>
          <table:table-cell/>
          <table:table-cell table:formula="of:=LN(84433/[.T27])" office:value-type="float" office:value="0.827520959302695" calcext:value-type="float">
            <text:p>0.827520959302695</text:p>
          </table:table-cell>
          <table:table-cell table:formula="of:=0.003*[.AC22]" office:value-type="float" office:value="0.00682746131580268" calcext:value-type="float">
            <text:p>0.006827461315803</text:p>
          </table:table-cell>
          <table:table-cell/>
          <table:table-cell table:formula="of:=0.003*[.AE22]" office:value-type="float" office:value="0.00248256287790808" calcext:value-type="float">
            <text:p>0.002482562877908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19.5" calcext:value-type="float">
            <text:p>19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719" calcext:value-type="float">
            <text:p>9719</text:p>
          </table:table-cell>
          <table:table-cell office:value-type="float" office:value="9996" calcext:value-type="float">
            <text:p>9996</text:p>
          </table:table-cell>
          <table:table-cell office:value-type="float" office:value="9646" calcext:value-type="float">
            <text:p>9646</text:p>
          </table:table-cell>
          <table:table-cell table:style-name="ce1" table:formula="of:=[.W23]-156" office:value-type="float" office:value="9631" calcext:value-type="float">
            <text:p>9631</text:p>
          </table:table-cell>
          <table:table-cell table:style-name="ce1" table:formula="of:=SQRT((([.Q23]-[.W23])^2+([.R23]-[.W23])^2+([.S23]-[.W23])^2)/6)" office:value-type="float" office:value="106.603627205332" calcext:value-type="float">
            <text:p>107</text:p>
          </table:table-cell>
          <table:table-cell/>
          <table:table-cell table:style-name="ce1" table:formula="of:=AVERAGE([.Q23:.S23])" office:value-type="float" office:value="9787" calcext:value-type="float">
            <text:p>978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0.3" calcext:value-type="float">
            <text:p>50.3</text:p>
          </table:table-cell>
          <table:table-cell table:formula="of:=LN(84433/[.T18])" office:value-type="float" office:value="2.84835710261892" calcext:value-type="float">
            <text:p>2.84835710261892</text:p>
          </table:table-cell>
          <table:table-cell table:number-columns-repeated="2"/>
          <table:table-cell table:formula="of:=0.003*[.AC23]" office:value-type="float" office:value="0.00854507130785676" calcext:value-type="float">
            <text:p>0.00854507130785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0.3" calcext:value-type="float">
            <text:p>20.3</text:p>
          </table:table-cell>
          <table:table-cell office:value-type="float" office:value="10.3" calcext:value-type="float">
            <text:p>10.3</text:p>
          </table:table-cell>
          <table:table-cell office:value-type="float" office:value="4.9" calcext:value-type="float">
            <text:p>4.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882" calcext:value-type="float">
            <text:p>5882</text:p>
          </table:table-cell>
          <table:table-cell office:value-type="float" office:value="6022" calcext:value-type="float">
            <text:p>6022</text:p>
          </table:table-cell>
          <table:table-cell office:value-type="float" office:value="5990" calcext:value-type="float">
            <text:p>5990</text:p>
          </table:table-cell>
          <table:table-cell table:style-name="ce1" table:formula="of:=[.W24]-156" office:value-type="float" office:value="5808.66666666667" calcext:value-type="float">
            <text:p>5809</text:p>
          </table:table-cell>
          <table:table-cell table:style-name="ce1" table:formula="of:=SQRT((([.Q24]-[.W24])^2+([.R24]-[.W24])^2+([.S24]-[.W24])^2)/6)" office:value-type="float" office:value="42.3530137980496" calcext:value-type="float">
            <text:p>42</text:p>
          </table:table-cell>
          <table:table-cell/>
          <table:table-cell table:style-name="ce1" table:formula="of:=AVERAGE([.Q24:.S24])" office:value-type="float" office:value="5964.66666666667" calcext:value-type="float">
            <text:p>5965</text:p>
          </table:table-cell>
          <table:table-cell/>
          <table:table-cell office:value-type="float" office:value="23.9" calcext:value-type="float">
            <text:p>23.9</text:p>
          </table:table-cell>
          <table:table-cell table:number-columns-repeated="2"/>
          <table:table-cell office:value-type="float" office:value="59.8" calcext:value-type="float">
            <text:p>59.8</text:p>
          </table:table-cell>
          <table:table-cell table:number-columns-repeated="2"/>
          <table:table-cell table:formula="of:=LN(84433/[.T28])" office:value-type="float" office:value="1.24137518814469" calcext:value-type="float">
            <text:p>1.24137518814469</text:p>
          </table:table-cell>
          <table:table-cell table:number-columns-repeated="2"/>
          <table:table-cell table:formula="of:=0.003*[.AE24]" office:value-type="float" office:value="0.00372412556443407" calcext:value-type="float">
            <text:p>0.00372412556443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алюмини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N_{\text{среднее}}-N_{\text{фона}}$</text:p>
          </table:table-cell>
          <table:table-cell office:value-type="string" calcext:value-type="string">
            <text:p>$\sigma_{\text{среднего}}$</text:p>
          </table:table-cell>
          <table:table-cell/>
          <table:table-cell office:value-type="string" calcext:value-type="string">
            <text:p>среднее</text:p>
          </table:table-cell>
          <table:table-cell table:number-columns-repeated="4"/>
          <table:table-cell office:value-type="float" office:value="79.8" calcext:value-type="float">
            <text:p>79.8</text:p>
          </table:table-cell>
          <table:table-cell table:number-columns-repeated="2"/>
          <table:table-cell table:formula="of:=LN(84433/[.T29])" office:value-type="float" office:value="1.64827575225654" calcext:value-type="float">
            <text:p>1.64827575225654</text:p>
          </table:table-cell>
          <table:table-cell table:number-columns-repeated="2"/>
          <table:table-cell table:formula="of:=0.003*[.AE25]" office:value-type="float" office:value="0.00494482725676963" calcext:value-type="float">
            <text:p>0.00494482725677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56037" calcext:value-type="float">
            <text:p>56037</text:p>
          </table:table-cell>
          <table:table-cell office:value-type="float" office:value="55988" calcext:value-type="float">
            <text:p>55988</text:p>
          </table:table-cell>
          <table:table-cell office:value-type="float" office:value="55968" calcext:value-type="float">
            <text:p>55968</text:p>
          </table:table-cell>
          <table:table-cell table:style-name="ce1" table:formula="of:=[.W26]-156" office:value-type="float" office:value="55841.6666666667" calcext:value-type="float">
            <text:p>55842</text:p>
          </table:table-cell>
          <table:table-cell table:style-name="ce1" table:formula="of:=SQRT((([.Q26]-[.W26])^2+([.R26]-[.W26])^2+([.S26]-[.W26])^2)/6)" office:value-type="float" office:value="20.4966121861909" calcext:value-type="float">
            <text:p>20</text:p>
          </table:table-cell>
          <table:table-cell/>
          <table:table-cell table:style-name="ce1" table:formula="of:=AVERAGE([.Q26:.S26])" office:value-type="float" office:value="55997.6666666667" calcext:value-type="float">
            <text:p>5599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0.1" calcext:value-type="float">
            <text:p>100.1</text:p>
          </table:table-cell>
          <table:table-cell table:number-columns-repeated="2"/>
          <table:table-cell table:formula="of:=LN(84433/[.T30])" office:value-type="float" office:value="2.03685166045918" calcext:value-type="float">
            <text:p>2.03685166045918</text:p>
          </table:table-cell>
          <table:table-cell table:number-columns-repeated="2"/>
          <table:table-cell table:formula="of:=0.003*[.AE26]" office:value-type="float" office:value="0.00611055498137754" calcext:value-type="float">
            <text:p>0.006110554981378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7098" calcext:value-type="float">
            <text:p>37098</text:p>
          </table:table-cell>
          <table:table-cell office:value-type="float" office:value="37025" calcext:value-type="float">
            <text:p>37025</text:p>
          </table:table-cell>
          <table:table-cell office:value-type="float" office:value="37070" calcext:value-type="float">
            <text:p>37070</text:p>
          </table:table-cell>
          <table:table-cell table:style-name="ce1" table:formula="of:=[.W27]-156" office:value-type="float" office:value="36908.3333333333" calcext:value-type="float">
            <text:p>36908</text:p>
          </table:table-cell>
          <table:table-cell table:style-name="ce1" table:formula="of:=SQRT((([.Q27]-[.W27])^2+([.R27]-[.W27])^2+([.S27]-[.W27])^2)/6)" office:value-type="float" office:value="21.2629045784227" calcext:value-type="float">
            <text:p>21</text:p>
          </table:table-cell>
          <table:table-cell/>
          <table:table-cell table:style-name="ce1" table:formula="of:=AVERAGE([.Q27:.S27])" office:value-type="float" office:value="37064.3333333333" calcext:value-type="float">
            <text:p>3706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4367" calcext:value-type="float">
            <text:p>24367</text:p>
          </table:table-cell>
          <table:table-cell office:value-type="float" office:value="24547" calcext:value-type="float">
            <text:p>24547</text:p>
          </table:table-cell>
          <table:table-cell office:value-type="float" office:value="24754" calcext:value-type="float">
            <text:p>24754</text:p>
          </table:table-cell>
          <table:table-cell table:style-name="ce1" table:formula="of:=[.W28]-156" office:value-type="float" office:value="24400" calcext:value-type="float">
            <text:p>24400</text:p>
          </table:table-cell>
          <table:table-cell table:style-name="ce1" table:formula="of:=SQRT((([.Q28]-[.W28])^2+([.R28]-[.W28])^2+([.S28]-[.W28])^2)/6)" office:value-type="float" office:value="111.807870921505" calcext:value-type="float">
            <text:p>112</text:p>
          </table:table-cell>
          <table:table-cell/>
          <table:table-cell table:style-name="ce1" table:formula="of:=AVERAGE([.Q28:.S28])" office:value-type="float" office:value="24556" calcext:value-type="float">
            <text:p>24556</text:p>
          </table:table-cell>
          <table:table-cell/>
          <table:table-cell office:value-type="float" office:value="59.8" calcext:value-type="float">
            <text:p>59.8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16365" calcext:value-type="float">
            <text:p>16365</text:p>
          </table:table-cell>
          <table:table-cell office:value-type="float" office:value="16526" calcext:value-type="float">
            <text:p>16526</text:p>
          </table:table-cell>
          <table:table-cell office:value-type="float" office:value="16307" calcext:value-type="float">
            <text:p>16307</text:p>
          </table:table-cell>
          <table:table-cell table:style-name="ce1" table:formula="of:=[.W29]-156" office:value-type="float" office:value="16243.3333333333" calcext:value-type="float">
            <text:p>16243</text:p>
          </table:table-cell>
          <table:table-cell table:style-name="ce1" table:formula="of:=SQRT((([.Q29]-[.W29])^2+([.R29]-[.W29])^2+([.S29]-[.W29])^2)/6)" office:value-type="float" office:value="65.5091172619846" calcext:value-type="float">
            <text:p>66</text:p>
          </table:table-cell>
          <table:table-cell/>
          <table:table-cell table:style-name="ce1" table:formula="of:=AVERAGE([.Q29:.S29])" office:value-type="float" office:value="16399.3333333333" calcext:value-type="float">
            <text:p>16399</text:p>
          </table:table-cell>
          <table:table-cell/>
          <table:table-cell office:value-type="float" office:value="79.8" calcext:value-type="float">
            <text:p>79.8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11203" calcext:value-type="float">
            <text:p>11203</text:p>
          </table:table-cell>
          <table:table-cell office:value-type="float" office:value="11189" calcext:value-type="float">
            <text:p>11189</text:p>
          </table:table-cell>
          <table:table-cell office:value-type="float" office:value="11116" calcext:value-type="float">
            <text:p>11116</text:p>
          </table:table-cell>
          <table:table-cell table:style-name="ce1" table:formula="of:=[.W30]-156" office:value-type="float" office:value="11013.3333333333" calcext:value-type="float">
            <text:p>11013</text:p>
          </table:table-cell>
          <table:table-cell table:style-name="ce1" table:formula="of:=SQRT((([.Q30]-[.W30])^2+([.R30]-[.W30])^2+([.S30]-[.W30])^2)/6)" office:value-type="float" office:value="26.9711780321966" calcext:value-type="float">
            <text:p>27</text:p>
          </table:table-cell>
          <table:table-cell/>
          <table:table-cell table:style-name="ce1" table:formula="of:=AVERAGE([.Q30:.S30])" office:value-type="float" office:value="11169.3333333333" calcext:value-type="float">
            <text:p>11169</text:p>
          </table:table-cell>
          <table:table-cell/>
          <table:table-cell office:value-type="float" office:value="100.1" calcext:value-type="float">
            <text:p>100.1</text:p>
          </table:table-cell>
          <table:table-cell table:number-columns-repeated="9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8"/>
          <table:table-cell office:value-type="string" calcext:value-type="string">
            <text:p>$\mu$, cм$^{-1}$</text:p>
          </table:table-cell>
          <table:table-cell office:value-type="string" calcext:value-type="string">
            <text:p>$\sigma_{\mu}$, cм$^{-1}$ </text:p>
          </table:table-cell>
          <table:table-cell office:value-type="string" calcext:value-type="string">
            <text:p>$E_{\gamma}$, МэВ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string" calcext:value-type="string">
            <text:p>Железо</text:p>
          </table:table-cell>
          <table:table-cell office:value-type="float" office:value="0.563" calcext:value-type="float">
            <text:p>0.563</text:p>
          </table:table-cell>
          <table:table-cell office:value-type="float" office:value="0.002" calcext:value-type="float">
            <text:p>0.00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string" calcext:value-type="string">
            <text:p>Алюминий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string" calcext:value-type="string">
            <text:p>Свинец</text:p>
          </table:table-cell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00/00/0000</text:date>, <text:time style:data-style-name="N2" text:time-value="14:19:10.4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3.2$Windows_x86 LibreOffice_project/3d9a8b4b4e538a85e0782bd6c2d430bafe583448</meta:generator>
    <dc:date>2020-10-27T15:42:05.269000000</dc:date>
    <meta:editing-duration>PT23H51M3S</meta:editing-duration>
    <meta:editing-cycles>3</meta:editing-cycles>
    <meta:document-statistic meta:table-count="1" meta:cell-count="255" meta:object-count="0"/>
  </office:meta>
</office:document-meta>
</file>